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in progress</text:p>
          </table:table-cell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ramp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Program type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00-00-00</text:date>, <text:time style:data-style-name="N2" text:time-value="12:07:29.7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17T16:12:36.346000000</dc:date>
    <meta:editing-duration>PT1H17M35S</meta:editing-duration>
    <meta:editing-cycles>2</meta:editing-cycles>
    <meta:document-statistic meta:table-count="1" meta:cell-count="36" meta:object-count="0"/>
  </office:meta>
</office:document-meta>
</file>